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officeooo:rsid="0017f649" officeooo:paragraph-rsid="0017f649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1b65ac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1353e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43970" style:font-size-asian="11pt" style:font-size-complex="11pt"/>
    </style:style>
    <style:style style:name="P7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56c06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3970"/>
    </style:style>
    <style:style style:name="T8" style:family="text">
      <style:text-properties officeooo:rsid="0024d850"/>
    </style:style>
    <style:style style:name="T9" style:family="text">
      <style:text-properties officeooo:rsid="0024f26e"/>
    </style:style>
    <style:style style:name="T10" style:family="text">
      <style:text-properties officeooo:rsid="002735f5"/>
    </style:style>
    <style:style style:name="T11" style:family="text">
      <style:text-properties officeooo:rsid="0028b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rifieringstest MapViewer:</text:p>
      <text:p text:style-name="P6"><text:bookmark text:name="char-node"/><text:span text:style-name="T2">☐ </text:span><text:span text:style-name="T7">Save symbols</text:span><text:span text:style-name="T2"><text:line-break/>☐ </text:span><text:bookmark text:name="char-node210"/><text:span text:style-name="T7">Load symbols</text:span><text:span text:style-name="T2"><text:line-break/></text:span>☐ <text:span text:style-name="T1">Calibrate Display</text:span><text:bookmark text:name="char-node1"/><text:span text:style-name="T1"><text:line-break/></text:span><text:span text:style-name="T2">☐ Kolla MRU</text:span><text:bookmark text:name="char-node22"/><text:span text:style-name="T2"><text:line-break/></text:span><text:span text:style-name="T1">☐ Save Mask/Overlay</text:span></text:p>
      <text:p text:style-name="P2"><text:bookmark text:name="char-node3"/>☐ Calibrate</text:p>
      <text:p text:style-name="P2"><text:bookmark text:name="char-node4"/>☐ Zoom to fit<text:bookmark text:name="char-node5"/><text:line-break/>☐ Zoom in<text:bookmark text:name="char-node6"/><text:line-break/>☐ Zoom out<text:bookmark text:name="char-node7"/><text:line-break/>☐ Measure</text:p>
      <text:p text:style-name="P2"><text:bookmark text:name="char-node8"/>☐ Mask All<text:bookmark text:name="char-node9"/><text:line-break/>☐ Mask Rect<text:bookmark text:name="char-node10"/><text:line-break/>☐ Mask Circle<text:bookmark text:name="char-node11"/><text:line-break/><text:span text:style-name="T3">☐ Mask Polygon</text:span></text:p>
      <text:p text:style-name="P3"><text:bookmark text:name="char-node12"/>☐ Unmask all<text:bookmark text:name="char-node13"/><text:line-break/>☐ Unmask rect<text:bookmark text:name="char-node14"/><text:line-break/>☐ Unmask circle<text:bookmark text:name="char-node15"/><text:line-break/>☐ Unmask polygon</text:p>
      <text:p text:style-name="P9"><text:bookmark text:name="char-node16"/>☐ Clear <text:span text:style-name="T8">O</text:span>verlay<text:bookmark text:name="char-node17"/><text:line-break/>☐ Create <text:span text:style-name="T8">L</text:span>ine<text:bookmark text:name="char-node18"/><text:line-break/>☐ Create <text:span text:style-name="T8">C</text:span>one<text:bookmark text:name="char-node19"/><text:line-break/>☐ Create Circle<text:bookmark text:name="char-node20"/><text:line-break/>☐ Create Rectangle</text:p>
      <text:p text:style-name="P9"><text:line-break/><text:span text:style-name="T5">☐ Spell all sizes</text:span><text:bookmark text:name="char-node291"/><text:span text:style-name="T5"><text:line-break/>☐ Player</text:span><text:bookmark text:name="char-node301"/><text:span text:style-name="T5"><text:line-break/>☐ Non-player</text:span><text:bookmark text:name="char-node311"/><text:span text:style-name="T5"><text:line-break/>☐ </text:span><text:span text:style-name="T6">Icon</text:span></text:p>
      <text:p text:style-name="P8"><text:span text:style-name="T4">☐ Check Scale dropdown</text:span><text:bookmark text:name="char-node23"/><text:span text:style-name="T4"><text:line-break/>☐ Check Min Symbol dropdown</text:span></text:p>
      <text:p text:style-name="P8"><text:bookmark text:name="char-node24"/><text:span text:style-name="T4">☐ Check </text:span><text:span text:style-name="T9">Creature Size</text:span><text:span text:style-name="T4"> dropdown<text:line-break/>☐ Show cursor</text:span><text:bookmark text:name="char-node25"/><text:span text:style-name="T4"><text:line-break/>☐ Show display</text:span><text:bookmark text:name="char-node26"/><text:span text:style-name="T4"><text:line-break/>☐ Rotate</text:span><text:bookmark text:name="char-node27"/><text:span text:style-name="T4"><text:line-break/></text:span><text:span text:style-name="T5">☐ Publish</text:span></text:p>
      <text:p text:style-name="P5"/>
      <text:p text:style-name="P10">☐ <text:span text:style-name="T6">Icon, missing</text:span></text:p>
      <text:p text:style-name="P10">☐ <text:span text:style-name="T11">Duplicate</text:span><text:line-break/><text:bookmark text:name="char-node32"/>☐ Delete elemen<text:bookmark text:name="char-node33"/><text:span text:style-name="T10">t</text:span><text:line-break/>☐ Set Color<text:bookmark text:name="char-node34"/><text:line-break/>☐ <text:span text:style-name="T11">Bring</text:span> to <text:span text:style-name="T11">front</text:span></text:p>
      <text:p text:style-name="P10"><text:bookmark text:name="char-node35"/>☐ Send to back<text:line-break/>☐ Move up<text:bookmark text:name="char-node36"/><text:line-break/>☐ Move down</text:p>
      <text:p text:style-name="P4"><text:bookmark text:name="char-node37"/>☐ Show cursor temporarily<text:bookmark text:name="char-node38"/><text:line-break/>☐ Unmask LO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1-26T15:51:51.247000000</dc:date>
    <meta:editing-duration>PT37M33S</meta:editing-duration>
    <meta:editing-cycles>20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136" meta:character-count="672" meta:non-whitespace-character-count="549"/>
  </office:meta>
</office:document-meta>
</file>